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ok_split_catboost_2_first_letter_greek-spanish-t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verse id</text:p>
          </table:table-cell>
          <table:table-cell office:value-type="string" calcext:value-type="string">
            <text:p>num_manual_mappings</text:p>
          </table:table-cell>
          <table:table-cell office:value-type="string" calcext:value-type="string">
            <text:p>num_suggested_mappings</text:p>
          </table:table-cell>
          <table:table-cell office:value-type="string" calcext:value-type="string">
            <text:p>num_correct_mappings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2]/[.B2]" office:value-type="float" office:value="0.545454545454545" calcext:value-type="float">
            <text:p>0.545454545454545</text:p>
          </table:table-cell>
          <table:table-cell office:value-type="string" calcext:value-type="string">
            <text:p>average</text:p>
          </table:table-cell>
          <table:table-cell table:formula="of:=AVERAGE([.E:.E])" office:value-type="float" office:value="0.375701880965039" calcext:value-type="float">
            <text:p>0.375701880965039</text:p>
          </table:table-cell>
        </table:table-row>
        <table:table-row table:style-name="ro1">
          <table:table-cell office:value-type="string" calcext:value-type="string">
            <text:p>tit_3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]/[.B3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D4]/[.B4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5]/[.B5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D6]/[.B6]" office:value-type="float" office:value="0.157894736842105" calcext:value-type="float">
            <text:p>0.157894736842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7]/[.B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8]/[.B8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D9]/[.B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0]/[.B10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1]/[.B1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2]/[.B12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13]/[.B13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14]/[.B14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5]/[.B15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D16]/[.B16]" office:value-type="float" office:value="0.1875" calcext:value-type="float">
            <text:p>0.18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1T15:55:13.509846136</dc:date>
    <meta:editing-duration>P4DT21H8M16S</meta:editing-duration>
    <meta:editing-cycles>1</meta:editing-cycles>
    <meta:document-statistic meta:table-count="1" meta:cell-count="82" meta:object-count="0"/>
    <meta:generator>LibreOffice/7.5.3.2$Linux_X86_64 LibreOffice_project/67bf5ab3e8553b11738d1302ab7051a12dd8b40d</meta:generator>
  </office:meta>
</office:document-meta>
</file>